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2ffb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3e0f1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2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4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181ec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04cde" officeooo:paragraph-rsid="0051c668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38" style:family="paragraph" style:parent-style-name="Standard">
      <style:paragraph-properties fo:text-align="start" style:justify-single-word="false"/>
      <style:text-properties style:font-name="Open Sans" fo:font-size="10pt" officeooo:rsid="00832844" officeooo:paragraph-rsid="0083e0f1" style:font-size-asian="10pt" style:font-size-complex="10pt"/>
    </style:style>
    <style:style style:name="P3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officeooo:rsid="002de301"/>
    </style:style>
    <style:style style:name="T3" style:family="text">
      <style:text-properties officeooo:rsid="002e4230"/>
    </style:style>
    <style:style style:name="T4" style:family="text">
      <style:text-properties officeooo:rsid="00337b27"/>
    </style:style>
    <style:style style:name="T5" style:family="text">
      <style:text-properties officeooo:rsid="00536274"/>
    </style:style>
    <style:style style:name="T6" style:family="text">
      <style:text-properties officeooo:rsid="008cf39c"/>
    </style:style>
    <style:style style:name="T7" style:family="text">
      <style:text-properties officeooo:rsid="008328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{ data.DATE }}</text:p>
      <text:p text:style-name="P1"/>
      <text:p text:style-name="P10"><text:span text:style-name="T6">{% if data.CLIENT_COMPANY != '' %}</text:span>{{ data.CLIENT_COMPANY }}<text:span text:style-name="T7">{% if data.CLIENT_COMPANY_B != '' %}</text:span></text:p>
      <text:p text:style-name="P38">{{ data.CLIENT_COMPANY_B }}{% endif %}</text:p>
      <text:p text:style-name="P9">{{ data.CLIENT_ATTN }} <text:span text:style-name="T6">{% endif %}</text:span>{{ data.CLIENT_SALUT }} {{ data.CLIENT_FULLNAME }}</text:p>
      <text:p text:style-name="P9">{{ data.CLIENT_STREET }}</text:p>
      <text:p text:style-name="P9">{{ data.CLIENT_POST_CODE }} {{ data.CLIENT_CITY }}</text:p>
      <text:p text:style-name="P9">{{ data.CLIENT_COUNTRY }}</text:p>
      <text:p text:style-name="P5"/>
      <text:p text:style-name="P5"/>
      <text:p text:style-name="P2"/>
      <text:p text:style-name="P2"/>
      <text:p text:style-name="P12"><text:span text:style-name="T2">Offer</text:span> f<text:span text:style-name="T2">o</text:span>r <text:span text:style-name="T2">p</text:span>roje<text:span text:style-name="T2">c</text:span>t „<text:span text:style-name="T4">{{ data.PROJECT_TITLE }}</text:span>“</text:p>
      <text:p text:style-name="P2"/>
      <text:p text:style-name="P16">{{ data.COMMENT }}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29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7">U/P</text:p>
            </table:table-cell>
            <table:table-cell table:style-name="Tabelle1.A1" office:value-type="string">
              <text:p text:style-name="P39">Quantity</text:p>
            </table:table-cell>
            <table:table-cell table:style-name="Tabelle1.A1" office:value-type="string">
              <text:p text:style-name="P40">Amount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3"/>
          </table:table-cell>
          <table:table-cell table:style-name="Tabelle1.B2" table:number-columns-spanned="4" office:value-type="string">
            <text:p text:style-name="P13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7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7"><text:text-input text:description="">{{ x.COMMENT }}</text:text-input></text:p>
          </table:table-cell>
          <table:table-cell table:style-name="Tabelle1.C3" office:value-type="string">
            <text:p text:style-name="P30"/>
            <text:p text:style-name="P31"><text:text-input text:description="">{% if x.HAS_TAX %}</text:text-input></text:p>
            <text:p text:style-name="P22"><text:text-input text:description="">{{ x.UNIT_PRICE }}</text:text-input></text:p>
            <text:p text:style-name="P22"><text:span text:style-name="T5">+ VAT </text:span><text:span text:style-name="T5"><text:text-input text:description="">{{ x.TAX_PERCENT }}</text:text-input></text:span><text:span text:style-name="T5"> %: <text:s/></text:span><text:text-input text:description="">{{ x.UNIT_PRICE_TAX }}</text:text-input></text:p>
            <text:p text:style-name="P22"><text:text-input text:description="">{% endif %}</text:text-input></text:p>
            <text:p text:style-name="P26"><text:text-input text:description="">{{ x.UNIT_TOTAL }}</text:text-input></text:p>
          </table:table-cell>
          <table:table-cell table:style-name="Tabelle1.D3" office:value-type="string">
            <text:p text:style-name="P28"/>
            <text:p text:style-name="P25"><text:text-input text:description="">{{ x.AMOUNT }}</text:text-input></text:p>
          </table:table-cell>
          <table:table-cell table:style-name="Tabelle1.E3" office:value-type="string">
            <text:p text:style-name="P23"/>
            <text:p text:style-name="P20"><text:text-input text:description="">{% if x.HAS_TAX %}</text:text-input></text:p>
            <text:p text:style-name="P21"><text:text-input text:description="">{{ x.PRICE }}</text:text-input></text:p>
            <text:p text:style-name="P21"><text:span text:style-name="T5">+ VAT </text:span><text:span text:style-name="T5"><text:text-input text:description="">{{ x.TAX_PERCENT }}</text:text-input></text:span><text:span text:style-name="T5"> %: <text:s/></text:span><text:text-input text:description="">{{ x.PRICE_TAX }}</text:text-input></text:p>
            <text:p text:style-name="P21"><text:text-input text:description="">{% endif %}</text:text-input></text:p>
            <text:p text:style-name="P24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3"/>
          </table:table-cell>
          <table:table-cell table:style-name="Tabelle1.B4" table:number-columns-spanned="4" office:value-type="string">
            <text:p text:style-name="P13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5"/>
          </table:table-cell>
          <table:table-cell table:style-name="Tabelle1.B5" office:value-type="string">
            <text:p text:style-name="P15"/>
          </table:table-cell>
          <table:table-cell table:style-name="Tabelle1.C5" office:value-type="string">
            <text:p text:style-name="P14"/>
          </table:table-cell>
          <table:table-cell table:style-name="Tabelle1.D5" office:value-type="string">
            <text:p text:style-name="P33"><text:text-input text:description="">{% if data.HAS_TAX == 'True' %}</text:text-input></text:p>
            <text:p text:style-name="P32">Pre-tax:</text:p>
            <text:p text:style-name="P32">+ VAT:</text:p>
            <text:p text:style-name="P32"><text:text-input text:description="">{% endif %}</text:text-input></text:p>
            <text:p text:style-name="P35">Total:</text:p>
          </table:table-cell>
          <table:table-cell table:style-name="Tabelle1.E5" office:value-type="string">
            <text:p text:style-name="P34"><text:text-input text:description="">{% if data.HAS_TAX == 'True' %}</text:text-input></text:p>
            <text:p text:style-name="P32"><text:text-input text:description="">{{ data.PRICE_TOTAL }}</text:text-input></text:p>
            <text:p text:style-name="P32"><text:text-input text:description="">{{ data.TAX_TOTAL }}</text:text-input></text:p>
            <text:p text:style-name="P32"><text:text-input text:description="">{% endif %}</text:text-input></text:p>
            <text:p text:style-name="P36"><text:text-input text:description="">{{ data.PRICE_TAX_TOTAL }}</text:text-input></text:p>
          </table:table-cell>
        </table:table-row>
      </table:table>
      <text:p text:style-name="P4"/>
      <text:p text:style-name="P11"/>
      <text:p text:style-name="P6"/>
      <text:p text:style-name="P6"><text:span text:style-name="T3">Project wil be finished on</text:span> <text:span text:style-name="T1">{{ data.FINISH_DATE }}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4H13S</meta:editing-duration>
    <meta:editing-cycles>79</meta:editing-cycles>
    <meta:generator>LibreOffice/5.3.3.2$Linux_X86_64 LibreOffice_project/30m0$Build-2</meta:generator>
    <meta:initial-creator>Manuel Senfft</meta:initial-creator>
    <dc:date>2017-06-09T14:25:42.825855860</dc:date>
    <dc:creator>Manuel Senfft</dc:creator>
    <meta:document-statistic meta:table-count="1" meta:image-count="0" meta:object-count="0" meta:page-count="1" meta:paragraph-count="42" meta:word-count="219" meta:character-count="1039" meta:non-whitespace-character-count="910"/>
    <meta:template xlink:type="simple" xlink:actuate="onRequest" xlink:title="Standard-Text" xlink:href="file:///home/manu/Dokumente/Code/Python/Freelance/offer_template.ott" meta:date="2017-05-27T09:31:13.107216602"/>
  </office:meta>
</office:document-meta>
</file>